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/>
      <text:p text:style-name="P2">Subject -- Inquiry About Summer Internship Opportunities</text:p>
      <text:p text:style-name="P3"/>
      <text:p text:style-name="P4">Dear Internship Coordinator,</text:p>
      <text:p text:style-name="P5">I hope this message finds you well. My name is Hitansh, and I am a first-year B.Tech student at VIT Bhopal University. I am writing to express my interest in potential summer internship opportunities at your organization.</text:p>
      <text:p text:style-name="P6">I am eager to gain practical experience and learn more about the industry. I would be grateful if you could share information about available internship programs and the application process.</text:p>
      <text:p text:style-name="P7">Thank you for your time and consideration.</text:p>
      <text:p text:style-name="P8">Sincerely,<text:line-break/>Hitansh<text:line-break/>B.Tech Student<text:line-break/>VIT Bhopal University</text:p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itansh Sharma</meta:initial-creator>
    <dc:creator>Hitansh Sharma</dc:creator>
    <meta:creation-date>2026-03-30T17:15:00Z</meta:creation-date>
    <dc:date>2026-03-30T17:15:00Z</dc:date>
    <meta:template xlink:href="Normal.dotm" xlink:type="simple"/>
    <meta:editing-cycles>2</meta:editing-cycles>
    <meta:editing-duration>PT0S</meta:editing-duration>
    <meta:document-statistic meta:page-count="1" meta:paragraph-count="1" meta:word-count="89" meta:character-count="600" meta:row-count="4" meta:non-whitespace-character-count="512"/>
  </office:meta>
</office:document-meta>
</file>